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fo:line-height="100%" style:page-number="auto" fo:break-before="page"/>
    </style:style>
    <style:style style:name="P2" style:family="paragraph" style:parent-style-name="Normal">
      <style:paragraph-properties fo:line-height="100%"/>
      <style:text-properties fo:font-weight="bold" style:font-weight-asian="bold"/>
    </style:style>
    <style:style style:name="P3" style:family="paragraph" style:parent-style-name="Normal">
      <style:paragraph-properties fo:line-height="100%"/>
      <style:text-properties fo:font-style="italic" style:font-style-asian="italic" style:font-style-complex="italic"/>
    </style:style>
    <style:style style:name="P4" style:family="paragraph" style:parent-style-name="Normal">
      <style:paragraph-properties fo:line-height="100%"/>
      <style:text-properties fo:font-style="normal" fo:font-weight="normal" officeooo:rsid="00040a7c" officeooo:paragraph-rsid="00040a7c" style:font-style-asian="normal" style:font-weight-asian="normal" style:font-style-complex="normal" style:font-weight-complex="normal"/>
    </style:style>
    <style:style style:name="P5" style:family="paragraph" style:parent-style-name="Normal">
      <style:paragraph-properties fo:line-height="100%"/>
      <style:text-properties fo:font-style="normal" style:font-style-asian="normal" style:font-style-complex="normal"/>
    </style:style>
    <style:style style:name="P6" style:family="paragraph" style:parent-style-name="Normal">
      <style:paragraph-properties fo:line-height="100%"/>
      <style:text-properties fo:font-style="normal" officeooo:rsid="00070998" officeooo:paragraph-rsid="00070998" style:font-style-asian="normal" style:font-style-complex="normal"/>
    </style:style>
    <style:style style:name="P7" style:family="paragraph" style:parent-style-name="Normal">
      <style:paragraph-properties fo:line-height="100%"/>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02e4a6"/>
    </style:style>
    <style:style style:name="T4" style:family="text">
      <style:text-properties officeooo:rsid="0007a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Naïve Bayes Project Report – Dean LeBaron and Chris McNeill</text:span></text:span></text:p>
      <text:p text:style-name="P7"><text:span text:style-name="Default_20_Paragraph_20_Font"><text:span text:style-name="T1"/></text:span></text:p>
      <text:p text:style-name="P2">Time Spent</text:p>
      <text:p text:style-name="P7">Dean LeBaron: </text:p>
      <text:p text:style-name="P7">Chris McNeill: <text:span text:style-name="T3">8</text:span> hours</text:p>
      <text:p text:style-name="P7"/>
      <text:p text:style-name="P2">Design Decisions</text:p>
      <text:p text:style-name="P7"><text:tab/>We designed our Naïve Bayes classifier to be memory efficient and efficient when predicting the classification of new documents. Our implementation, written in Python, used a dictionary that would map the names of the groups to the number of training documents for each group, a total document count, a dictionary that mapped the name of each group with the number of words in the training documents in that group, and a dictionary that mapped words to another dictionary which mapped the name of a group to the number of times that word appeared in the group. The last dictionary, the word to dictionary of group to number of instances of the word, was the most important. We chose this design because it creates less redundancy than having each group have a map of words because words that appear in multiple groups with appear in each groups’ maps.</text:p>
      <text:p text:style-name="P7"><text:tab/>We also designed our Naïve Bayes classifier to use a stop words file. This would cause the classifier to skip words during training and testing that are common and would not be helpful in classifying the document. As will be shown below, using a stop words file significantly improved our accuracy.</text:p>
      <text:p text:style-name="P7"><text:tab/>We also designed our Naïve Bayes classifier to not calculate any of the probabilities until testing. This allows the classifier to easily train on additional documents even after the initial training phase. Had we calculated the probabilities and thrown away the document and word counts, it would be quite difficult to train later on which is a situation that would arise in the real world.</text:p>
      <text:p text:style-name="P7"/>
      <text:p text:style-name="P7"/>
      <text:p text:style-name="P7"><text:span text:style-name="Default_20_Paragraph_20_Font"><text:span text:style-name="T2">Results</text:span></text:span></text:p>
      <text:p text:style-name="P7"/>
      <text:p text:style-name="P2">Error Analysis</text:p>
      <text:p text:style-name="P4"/>
      <text:p text:style-name="P2">Questions</text:p>
      <text:p text:style-name="P3">1. How are the results surprising?</text:p>
      <text:p text:style-name="P5"/>
      <text:p text:style-name="P3">2. Why do you think some labels are easier or harder?</text:p>
      <text:p text:style-name="P5"/>
      <text:p text:style-name="P3">3. How specifically does the system make errors?</text:p>
      <text:p text:style-name="P5"/>
      <text:p text:style-name="P3">4. What cases would a human have trouble with?</text:p>
      <text:p text:style-name="P6">We could have trouble as humans classifying a document when the content overlaps between classifications. For example, should an atheist's views on Christianity be classified as soc.religion.christianity or alt.atheism? Most would probably agree on alt.atheism. However, what about a Christian preacher's views on atheism? It is an atheist document with Christian comments or a Christian document with athei<text:span text:style-name="T4">s</text:span>t comments?</text:p>
      <text:p text:style-name="P3">5. How could we significantly raise the accuracy of the system?</text:p>
      <text:p text:style-name="P5"/>
      <text:p text:style-name="P2">Validation</text:p>
      <text:p text:style-name="P2">Feedback</text:p>
      <text:p text:style-name="P2"><text:soft-page-break/>Code</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200%" fo:hyphenation-ladder-count="no-limit"/>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Build-2</meta:generator>
    <dc:title/>
    <dc:description/>
    <dc:subject/>
    <meta:initial-creator>Chris McNeill</meta:initial-creator>
    <meta:creation-date>2014-05-24T19:24:00Z</meta:creation-date>
    <dc:date>2014-05-27T12:51:27.741104937</dc:date>
    <meta:editing-cycles>21</meta:editing-cycles>
    <meta:editing-duration>PT1H1M36S</meta:editing-duration>
    <meta:document-statistic meta:table-count="0" meta:image-count="0" meta:object-count="0" meta:page-count="2" meta:paragraph-count="20" meta:word-count="393" meta:character-count="2379" meta:non-whitespace-character-count="2001"/>
    <meta:template xlink:type="simple" xlink:actuate="onRequest" xlink:title="" xlink:href="Normal.dotm"/>
  </office:meta>
</office:document-meta>
</file>